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5">
      <style:paragraph-properties fo:line-height="100%" fo:text-align="left" style:tab-stop-distance="1in" fo:margin-left="0.12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.12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bitmap" draw:fill-image-name="a560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9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8">
      <style:drawing-page-properties draw:fill="bitmap" draw:fill-image-name="a1117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84722in" style:font-size-asian="0.84722in" style:font-size-complex="0.8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8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8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80%" fo:text-align="left" style:tab-stop-distance="1in" fo:margin-left="1.15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6">
      <style:drawing-page-properties draw:fill="bitmap" draw:fill-image-name="a965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5c5928" style:text-line-through-type="none" style:text-line-through-style="none" style:text-line-through-width="auto" style:text-line-through-color="font-color" style:text-position="0% 100%" fo:font-family="Century Gothic" fo:font-size="0.84722in" style:font-size-asian="0.84722in" style:font-size-complex="0.8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80%" fo:text-align="left" style:tab-stop-distance="1in" fo:margin-left="1.15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5c5928" style:text-line-through-type="none" style:text-line-through-style="none" style:text-line-through-width="auto" style:text-line-through-color="font-color" style:text-position="0% 100%" fo:font-family="Century Gothic" fo:font-size="0.84722in" style:font-size-asian="0.84722in" style:font-size-complex="0.8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80%" fo:text-align="left" style:tab-stop-distance="1in" fo:margin-left="1.15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80%" fo:text-align="left" style:tab-stop-distance="1in" fo:margin-left="0.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5c5928" style:text-line-through-type="none" style:text-line-through-style="none" style:text-line-through-width="auto" style:text-line-through-color="font-color" style:text-position="0% 100%" fo:font-family="Century Gothic" fo:font-size="0.84722in" style:font-size-asian="0.84722in" style:font-size-complex="0.8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5c5928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80%" fo:text-align="left" style:tab-stop-distance="1in" fo:margin-left="0.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0%" fo:text-align="left" style:tab-stop-distance="1in" fo:margin-left="0.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8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8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80%" fo:text-align="left" style:tab-stop-distance="1in" fo:margin-left="1.15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bitmap" draw:fill-image-name="a579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5c5928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5c5928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5c5928" style:text-line-through-type="none" style:text-line-through-style="none" style:text-line-through-width="auto" style:text-line-through-color="font-color" style:text-position="0% 100%" fo:font-family="Century Gothic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80%" fo:text-align="left" style:tab-stop-distance="1in" fo:margin-left="1.1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80%" fo:text-align="left" style:tab-stop-distance="1in" fo:margin-left="0.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8056in" style:font-size-asian="0.18056in" style:font-size-complex="0.18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80%" fo:text-align="left" style:tab-stop-distance="1in" fo:margin-left="0.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bitmap" draw:fill-image-name="a779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80%" fo:text-align="left" style:tab-stop-distance="1in" fo:margin-left="0.45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1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80%" fo:text-align="left" style:tab-stop-distance="1in" fo:margin-left="0.3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bitmap" draw:fill-image-name="a823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80%" fo:text-align="left" style:tab-stop-distance="1in" fo:margin-left="0.7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0%" fo:text-align="left" style:tab-stop-distance="1in" fo:margin-left="0.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0%" fo:text-align="left" style:tab-stop-distance="1in" fo:margin-left="0.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80%" fo:text-align="left" style:tab-stop-distance="1in" fo:margin-left="0.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bitmap" draw:fill-image-name="a632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2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8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0%" fo:text-align="left" style:tab-stop-distance="1in" fo:margin-left="0.7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0%" fo:text-align="left" style:tab-stop-distance="1in" fo:margin-left="0.7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80%" fo:text-align="left" style:tab-stop-distance="1in" fo:margin-left="0.7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80%" fo:text-align="left" style:tab-stop-distance="1in" fo:margin-left="0.7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8">
      <style:drawing-page-properties draw:fill="bitmap" draw:fill-image-name="a1007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8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8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80%" fo:text-align="left" style:tab-stop-distance="1in" fo:margin-left="0.7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80%" fo:text-align="left" style:tab-stop-distance="1in" fo:margin-left="0.7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8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0278in" style:font-size-asian="0.40278in" style:font-size-complex="0.40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8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8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80%" fo:text-align="left" style:tab-stop-distance="1in" fo:margin-left="0.7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Book Antiqua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12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bitmap" draw:fill-image-name="a672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.12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bitmap" draw:fill-image-name="a873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0.12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8">
      <style:drawing-page-properties draw:fill="bitmap" draw:fill-image-name="a1037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2">
      <style:paragraph-properties fo:line-height="100%" fo:text-align="left" style:tab-stop-distance="1in" fo:margin-left="0.12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8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9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8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8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8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8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bitmap" draw:fill-image-name="a932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12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8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9">
      <style:drawing-page-properties draw:fill="bitmap" draw:fill-image-name="a1068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3">
      <style:paragraph-properties fo:line-height="8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8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80%" fo:text-align="left" style:tab-stop-distance="1in" fo:margin-left="0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7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4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801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804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713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624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.12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b5ae53" fo:font-family="Arial" style:font-family-generic="swiss" style:font-pitch="variable" fo:font-size="100%"/>
      </text:list-level-style-bullet>
    </text:list-style>
    <text:list-style style:name="a808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.225in"/>
      </text:list-level-style-number>
      <text:list-level-style-number text:level="2" style:num-format="">
        <style:list-level-properties text:space-before="0.55in"/>
      </text:list-level-style-number>
      <text:list-level-style-number text:level="3" style:num-format="">
        <style:list-level-properties text:space-before="0.85in"/>
      </text:list-level-style-number>
      <text:list-level-style-number text:level="4" style:num-format="">
        <style:list-level-properties text:space-before="1.25in"/>
      </text:list-level-style-number>
      <text:list-level-style-number text:level="5" style:num-format="">
        <style:list-level-properties text:space-before="1.55in"/>
      </text:list-level-style-number>
      <text:list-level-style-number text:level="6" style:num-format="">
        <style:list-level-properties text:space-before="1.75in"/>
      </text:list-level-style-number>
      <text:list-level-style-number text:level="7" style:num-format="">
        <style:list-level-properties text:space-before="2.05in"/>
      </text:list-level-style-number>
      <text:list-level-style-number text:level="8" style:num-format="">
        <style:list-level-properties text:space-before="2.25in"/>
      </text:list-level-style-number>
      <text:list-level-style-number text:level="9" style:num-format="">
        <style:list-level-properties text:space-before="2.45in"/>
      </text:list-level-style-number>
    </text:list-style>
    <text:list-style style:name="a112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940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32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112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670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35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853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127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763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66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858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82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812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818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13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951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862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771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13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590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829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698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103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1016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834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747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839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73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92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66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976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95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98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4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5in"/>
      </text:list-level-style-number>
      <text:list-level-style-number text:level="5" style:num-format="">
        <style:list-level-properties text:space-before="1.45in"/>
      </text:list-level-style-number>
      <text:list-level-style-number text:level="6" style:num-format="">
        <style:list-level-properties text:space-before="1.65in"/>
      </text:list-level-style-number>
      <text:list-level-style-number text:level="7" style:num-format="">
        <style:list-level-properties text:space-before="1.95in"/>
      </text:list-level-style-number>
      <text:list-level-style-number text:level="8" style:num-format="">
        <style:list-level-properties text:space-before="2.15in"/>
      </text:list-level-style-number>
      <text:list-level-style-number text:level="9" style:num-format="">
        <style:list-level-properties text:space-before="2.35in"/>
      </text:list-level-style-number>
    </text:list-style>
    <text:list-style style:name="a615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115">
      <text:list-level-style-number text:level="1" style:num-format="">
        <style:list-level-properties text:space-before="0.125in" text:min-label-width="0.25in"/>
      </text:list-level-style-number>
      <text:list-level-style-number text:level="2" style:num-format="">
        <style:list-level-properties text:space-before="0.45in" text:min-label-width="0.25in"/>
      </text:list-level-style-number>
      <text:list-level-style-number text:level="3" style:num-format="">
        <style:list-level-properties text:space-before="0.75in" text:min-label-width="0.25in"/>
      </text:list-level-style-number>
      <text:list-level-style-number text:level="4" style:num-format="">
        <style:list-level-properties text:space-before="1.15in" text:min-label-width="0.25in"/>
      </text:list-level-style-number>
      <text:list-level-style-number text:level="5" style:num-format="">
        <style:list-level-properties text:space-before="1.45in" text:min-label-width="0.25in"/>
      </text:list-level-style-number>
      <text:list-level-style-number text:level="6" style:num-format="">
        <style:list-level-properties text:space-before="1.65in" text:min-label-width="0.25in"/>
      </text:list-level-style-number>
      <text:list-level-style-number text:level="7" style:num-format="">
        <style:list-level-properties text:space-before="1.95in" text:min-label-width="0.25in"/>
      </text:list-level-style-number>
      <text:list-level-style-number text:level="8" style:num-format="">
        <style:list-level-properties text:space-before="2.15in" text:min-label-width="0.25in"/>
      </text:list-level-style-number>
      <text:list-level-style-number text:level="9" style:num-format="">
        <style:list-level-properties text:space-before="2.35in" text:min-label-width="0.25in"/>
      </text:list-level-style-number>
    </text:list-style>
    <text:list-style style:name="a1024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844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849">
      <text:list-level-style-bullet text:level="1" text:bullet-char="Þ">
        <style:list-level-properties text:space-before="0.12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2" text:bullet-char="Þ">
        <style:list-level-properties text:space-before="0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3" text:bullet-char="Þ">
        <style:list-level-properties text:space-before="0.7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4" text:bullet-char="Þ">
        <style:list-level-properties text:space-before="1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5" text:bullet-char="Þ">
        <style:list-level-properties text:space-before="1.4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6" text:bullet-char="Þ">
        <style:list-level-properties text:space-before="1.6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7" text:bullet-char="Þ">
        <style:list-level-properties text:space-before="1.9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8" text:bullet-char="Þ">
        <style:list-level-properties text:space-before="2.15in" text:min-label-width="0.25in"/>
        <style:text-properties fo:color="#cf543f" fo:font-family="Symbol" style:font-family-generic="roman" style:font-pitch="variable" fo:font-size="100%"/>
      </text:list-level-style-bullet>
      <text:list-level-style-bullet text:level="9" text:bullet-char="Þ">
        <style:list-level-properties text:space-before="2.35in" text:min-label-width="0.25in"/>
        <style:text-properties fo:color="#cf543f" fo:font-family="Symbol" style:font-family-generic="roman" style:font-pitch="variable" fo:font-size="100%"/>
      </text:list-level-style-bullet>
    </text:list-style>
  </office:automatic-styles>
  <office:body>
    <office:presentation>
      <draw:page draw:name="Slide1" draw:style-name="a561" draw:master-page-name="Master1-Layout1-title-Title-Slide" presentation:presentation-page-layout-name="Master1-PPL1">
        <draw:frame draw:id="id115" presentation:style-name="a578" draw:name="Title 1" svg:x="0.43256in" svg:y="0.2063in" svg:width="8.5in" svg:height="6.69366in" presentation:class="title" presentation:placeholder="false">
          <draw:text-box>
            <text:p text:style-name="a577" text:class-names="" text:cond-style-name=""><text:span text:style-name="a562" text:class-names=""><text:s text:c="5"/>Media Asset Management<text:line-break/><text:line-break/></text:span><text:span text:style-name="a563" text:class-names=""><text:line-break/><text:line-break/> <text:s text:c="36"/><text:tab/><text:tab/><text:tab/><text:s text:c="1"/></text:span><text:span text:style-name="a564" text:class-names="">CDEEP</text:span><text:span text:style-name="a565" text:class-names=""><text:line-break/></text:span><text:span text:style-name="a566" text:class-names=""><text:tab/></text:span><text:span text:style-name="a567" text:class-names=""><text:tab/><text:tab/> <text:s text:c="9"/></text:span><text:span text:style-name="a568" text:class-names=""><text:tab/><text:s text:c="1"/></text:span><text:span text:style-name="a569" text:class-names=""><text:s text:c="55"/><text:tab/><text:tab/><text:tab/><text:tab/><text:tab/><text:line-break/></text:span><text:span text:style-name="a570" text:class-names=""><text:line-break/></text:span><text:span text:style-name="a571" text:class-names=""><text:line-break/></text:span><text:span text:style-name="a572" text:class-names=""><text:line-break/></text:span><text:span text:style-name="a573" text:class-names=""><text:line-break/></text:span><text:span text:style-name="a574" text:class-names=""><text:tab/></text:span><text:span text:style-name="a575" text:class-names=""><text:tab/><text:tab/><text:tab/><text:tab/></text:span><text:span text:style-name="a576" text:class-names=""/></text:p>
          </draw:text-box>
          <svg:title/>
          <svg:desc/>
        </draw:frame>
      </draw:page>
      <draw:page draw:name="Slide49" draw:style-name="a580" draw:master-page-name="Master1-Layout2-obj-Title-and-Content" presentation:presentation-page-layout-name="Master1-PPL2">
        <draw:frame draw:id="id116" presentation:style-name="a584" draw:name="Title 1" svg:x="0.46602in" svg:y="0.4466in" svg:width="9.03398in" svg:height="1.13673in" presentation:class="title" presentation:placeholder="false">
          <draw:text-box>
            <text:p text:style-name="a583" text:class-names="" text:cond-style-name=""><text:span text:style-name="a581" text:class-names="">Contents</text:span><text:span text:style-name="a582" text:class-names=""/></text:p>
          </draw:text-box>
          <svg:title/>
          <svg:desc/>
        </draw:frame>
        <draw:frame draw:id="id117" presentation:style-name="a631" draw:name="Content Placeholder 2" svg:x="0.5in" svg:y="1.91667in" svg:width="9in" svg:height="4.78299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Project Overview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Recap</text:span></text:p>
              </text:list-item>
            </text:list>
            <text:list text:style-name="a594">
              <text:list-item>
                <text:p text:style-name="a593" text:class-names="" text:cond-style-name=""><text:span text:style-name="a591" text:class-names="">Task assigned for this week</text:span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Control Flow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Organisational Unit (OU)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Admin <text:s text:c="1"/>Module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Roles + Permissions + Modules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ags + Categories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RBAC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Online Viewer(PDF)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Online Editor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58" draw:style-name="a633" draw:master-page-name="Master1-Layout2-obj-Title-and-Content" presentation:presentation-page-layout-name="Master1-PPL2">
        <draw:frame draw:id="id118" presentation:style-name="a637" draw:name="Title 1" svg:x="0.46602in" svg:y="0.4466in" svg:width="9.03398in" svg:height="1.13673in" presentation:class="title" presentation:placeholder="false">
          <draw:text-box>
            <text:p text:style-name="a636" text:class-names="" text:cond-style-name=""><text:span text:style-name="a634" text:class-names="">Project Overview</text:span><text:span text:style-name="a635" text:class-names=""/></text:p>
          </draw:text-box>
          <svg:title/>
          <svg:desc/>
        </draw:frame>
        <draw:frame draw:id="id119" presentation:style-name="a671" draw:name="Content Placeholder 2" svg:x="0.43256in" svg:y="1.62378in" svg:width="8.33333in" svg:height="5.25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1" text:class-names="">A professional software repository which allows users<text:s text:c="1"/></text:span><text:span text:style-name="a642" text:class-names="">to store any digital asset</text:span><text:span text:style-name="a643" text:class-names="">.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Software will centrally store and manage all digital assets.</text:span></text:p>
              </text:list-item>
            </text:list>
            <text:list text:style-name="a653">
              <text:list-item>
                <text:p text:style-name="a652" text:class-names="" text:cond-style-name=""><text:span text:style-name="a649" text:class-names="">Dynamic<text:s text:c="1"/></text:span><text:span text:style-name="a650" text:class-names="">o</text:span><text:span text:style-name="a651" text:class-names="">rganization structure.</text:span></text:p>
              </text:list-item>
            </text:list>
            <text:list text:style-name="a660">
              <text:list-item>
                <text:p text:style-name="a659" text:class-names="" text:cond-style-name=""><text:span text:style-name="a654" text:class-names="">G</text:span><text:span text:style-name="a655" text:class-names="">ives<text:s text:c="1"/></text:span><text:span text:style-name="a656" text:class-names="">the limited access to users with tracking<text:s text:c="1"/></text:span><text:span text:style-name="a657" text:class-names="">feature.</text:span><text:span text:style-name="a658" text:class-names=""/></text:p>
              </text:list-item>
            </text:list>
            <text:list text:style-name="a664">
              <text:list-item>
                <text:p text:style-name="a663" text:class-names="" text:cond-style-name=""><text:span text:style-name="a661" text:class-names="">One place for all your queries</text:span><text:span text:style-name="a662" text:class-names="">.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Videos + Documents + Images + Slides + Audio.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56" draw:style-name="a673" draw:master-page-name="Master1-Layout2-obj-Title-and-Content" presentation:presentation-page-layout-name="Master1-PPL2">
        <draw:frame draw:id="id120" presentation:style-name="a677" draw:name="Title 1" svg:x="0.46602in" svg:y="0.4466in" svg:width="9.03398in" svg:height="1.13673in" presentation:class="title" presentation:placeholder="false">
          <draw:text-box>
            <text:p text:style-name="a676" text:class-names="" text:cond-style-name=""><text:span text:style-name="a674" text:class-names="">RECAP</text:span><text:span text:style-name="a675" text:class-names=""/></text:p>
          </draw:text-box>
          <svg:title/>
          <svg:desc/>
        </draw:frame>
        <draw:frame draw:id="id121" presentation:style-name="a720" draw:name="Content Placeholder 2" svg:x="0.51131in" svg:y="1.46628in" svg:width="9in" svg:height="4.78299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Why use a framework.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Various PHP frameworks available.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Why use YII.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GII AND CRUD.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Form for organisation registration.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OU structure represented by JSTREE.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  <text:list text:style-name="a716">
              <text:list-item>
                <text:list text:style-name="a716">
                  <text:list-item>
                    <text:list text:style-name="a716">
                      <text:list-item>
                        <text:p text:style-name="a715" text:class-names="" text:cond-style-name=""><text:span text:style-name="a714" text:class-names=""/></text:p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p text:style-name="a718" text:class-names="" text:cond-style-name=""><text:span text:style-name="a71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57" draw:style-name="a722" draw:master-page-name="Master1-Layout2-obj-Title-and-Content" presentation:presentation-page-layout-name="Master1-PPL2">
        <draw:frame draw:id="id122" presentation:style-name="a726" draw:name="Title 1" svg:x="0.46602in" svg:y="0.4466in" svg:width="9.03398in" svg:height="1.13673in" presentation:class="title" presentation:placeholder="false">
          <draw:text-box>
            <text:p text:style-name="a725" text:class-names="" text:cond-style-name=""><text:span text:style-name="a723" text:class-names="">TASK ASSIGNED FOR THIS WEEK</text:span><text:span text:style-name="a724" text:class-names=""/></text:p>
          </draw:text-box>
          <svg:title/>
          <svg:desc/>
        </draw:frame>
        <draw:frame draw:id="id123" presentation:style-name="a778" draw:name="Content Placeholder 2" svg:x="0.5in" svg:y="1.91667in" svg:width="9in" svg:height="4.78299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Database connection of JSTREE.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ER Diagram.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Views, Layouts of various forms for registration and adding information.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Admin Module.</text:span></text:p>
              </text:list-item>
            </text:list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>Manage OU</text:span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Add and manage tags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Add and manage categories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Add and manage roles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Add and manage users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Add and manage permissions</text:span></text:p>
                  </text:list-item>
                </text:list>
              </text:list-item>
            </text:list>
            <text:list text:style-name="a763">
              <text:list-item>
                <text:p text:style-name="a762" text:class-names="" text:cond-style-name=""><text:span text:style-name="a757" text:class-names="">Add Asset<text:s text:c="1"/></text:span><text:span text:style-name="a758" text:class-names="">Module(File<text:s text:c="1"/></text:span><text:span text:style-name="a759" text:class-names="">Upload</text:span><text:span text:style-name="a760" text:class-names="">)</text:span><text:span text:style-name="a761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Online Viewer and Editor.</text:span></text:p>
              </text:list-item>
            </text:list>
            <text:list text:style-name="a771">
              <text:list-item>
                <text:p text:style-name="a770" text:class-names="" text:cond-style-name=""><text:span text:style-name="a767" text:class-names="">User<text:s text:c="1"/></text:span><text:span text:style-name="a768" text:class-names="">Module</text:span><text:span text:style-name="a769" text:class-names="">.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SMTP Mail.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50" draw:style-name="a780" draw:master-page-name="Master1-Layout2-obj-Title-and-Content" presentation:presentation-page-layout-name="Master1-PPL2">
        <draw:frame draw:id="id124" presentation:style-name="a785" draw:name="Title 1" svg:x="0.46602in" svg:y="0.4466in" svg:width="9.03398in" svg:height="1.13673in" presentation:class="title" presentation:placeholder="false">
          <draw:text-box>
            <text:p text:style-name="a784" text:class-names="" text:cond-style-name=""><text:span text:style-name="a781" text:class-names=""><text:line-break/></text:span><text:span text:style-name="a782" text:class-names="">Control flow <text:s text:c="1"/></text:span><text:span text:style-name="a783" text:class-names=""><text:line-break/></text:span></text:p>
          </draw:text-box>
          <svg:title/>
          <svg:desc/>
        </draw:frame>
        <draw:frame draw:id="id125" presentation:style-name="a822" draw:name="Content Placeholder 2" svg:x="0.5in" svg:y="1.91667in" svg:width="9in" svg:height="4.78299in" presentation:class="outline" presentation:placeholder="false">
          <draw:text-box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/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89" text:class-names=""><text:s text:c="1"/>Registration of organisation</text:span><text:span text:style-name="a790" text:class-names=""/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><text:s text:c="1"/>Email Verification by Organisation<text:s text:c="1"/></text:span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6" text:class-names=""><text:s text:c="1"/>Mail to Admin to reject or accept</text:span></text:p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<text:s text:c="1"/>If accept, Mail to org with details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<text:s text:c="1"/>Login</text:span></text:p>
                  </text:list-item>
                </text:list>
              </text:list-item>
            </text:list>
            <text:list text:style-name="a808">
              <text:list-item>
                <text:list text:style-name="a808">
                  <text:list-item>
                    <text:p text:style-name="a807" text:class-names="" text:cond-style-name=""><text:span text:style-name="a805" text:class-names=""><text:s text:c="1"/>Change Password<text:s text:c="1"/></text:span><text:span text:style-name="a806" text:class-names=""/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09" text:class-names=""><text:s text:c="1"/></text:span><text:span text:style-name="a810" text:class-names="">Admin Module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3" text:class-names=""><text:s text:c="1"/></text:span><text:span text:style-name="a814" text:class-names="">Add Departments to OU</text:span><text:span text:style-name="a815" text:class-names=""><text:tab/></text:span><text:span text:style-name="a816" text:class-names=""><text:tab/><text:tab/><text:tab/><text:tab/><text:tab/><text:tab/><text:tab/></text:span></text:p>
                  </text:list-item>
                </text:list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</draw:page>
      <draw:page draw:name="Slide51" draw:style-name="a824" draw:master-page-name="Master1-Layout2-obj-Title-and-Content" presentation:presentation-page-layout-name="Master1-PPL2">
        <draw:frame draw:id="id126" presentation:style-name="a863" draw:name="Content Placeholder 2" svg:x="0.5in" svg:y="1.91667in" svg:width="9in" svg:height="4.78299in" presentation:class="outline" presentation:placeholder="false">
          <draw:text-box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5" text:class-names="">Add<text:s text:c="1"/></text:span><text:span text:style-name="a826" text:class-names="">and Manage Tags</text:span><text:span text:style-name="a827" text:class-names=""/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0" text:class-names="">Add and Manage<text:s text:c="1"/></text:span><text:span text:style-name="a831" text:class-names="">Categories</text:span><text:span text:style-name="a832" text:class-names=""/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p text:style-name="a838" text:class-names="" text:cond-style-name=""><text:span text:style-name="a835" text:class-names="">Add and Manage<text:s text:c="1"/></text:span><text:span text:style-name="a836" text:class-names="">Role</text:span><text:span text:style-name="a837" text:class-names=""/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p text:style-name="a843" text:class-names="" text:cond-style-name=""><text:span text:style-name="a840" text:class-names="">Add and Manage<text:s text:c="1"/></text:span><text:span text:style-name="a841" text:class-names="">Users</text:span><text:span text:style-name="a842" text:class-names=""/></text:p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p text:style-name="a848" text:class-names="" text:cond-style-name=""><text:span text:style-name="a845" text:class-names="">Add and Manage<text:s text:c="1"/></text:span><text:span text:style-name="a846" text:class-names="">Module</text:span><text:span text:style-name="a847" text:class-names=""/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0" text:class-names="">Add and Manage<text:s text:c="1"/></text:span><text:span text:style-name="a851" text:class-names="">Permissions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p text:style-name="a857" text:class-names="" text:cond-style-name=""><text:span text:style-name="a854" text:class-names="">Add<text:s text:c="1"/></text:span><text:span text:style-name="a855" text:class-names="">and Manage<text:s text:c="1"/></text:span><text:span text:style-name="a856" text:class-names="">Assets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59" text:class-names="">Online view and edit</text:span><text:span text:style-name="a860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0.9619in" svg:y="0.83629in" svg:width="8.50488in" svg:height="0.40391in" draw:id="id127" draw:style-name="a867" draw:name="Rectangle 4">
          <svg:title/>
          <svg:desc/>
          <text:p text:style-name="a866" text:class-names="" text:cond-style-name=""><text:span text:style-name="a864" text:class-names=""><text:tab/><text:tab/></text:span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presentation:style-name="a872" draw:name="Title 1" svg:x="0.46602in" svg:y="0.4466in" svg:width="9.03398in" svg:height="1.13673in" presentation:class="title" presentation:placeholder="false">
          <draw:text-box>
            <text:p text:style-name="a871" text:class-names="" text:cond-style-name=""><text:span text:style-name="a868" text:class-names=""><text:line-break/></text:span><text:span text:style-name="a869" text:class-names="">Control flow <text:s text:c="1"/></text:span><text:span text:style-name="a870" text:class-names=""><text:line-break/></text:span></text:p>
          </draw:text-box>
          <svg:title/>
          <svg:desc/>
        </draw:frame>
      </draw:page>
      <draw:page draw:name="Slide24" draw:style-name="a874" draw:master-page-name="Master1-Layout2-obj-Title-and-Content" presentation:presentation-page-layout-name="Master1-PPL2">
        <draw:frame draw:id="id129" presentation:style-name="a878" draw:name="Title 1" svg:x="0.46602in" svg:y="0.4466in" svg:width="9.03398in" svg:height="1.13673in" presentation:class="title" presentation:placeholder="false">
          <draw:text-box>
            <text:p text:style-name="a877" text:class-names="" text:cond-style-name=""><text:span text:style-name="a875" text:class-names="">Organisational unit</text:span><text:span text:style-name="a876" text:class-names=""/></text:p>
          </draw:text-box>
          <svg:title/>
          <svg:desc/>
        </draw:frame>
        <draw:frame draw:id="id130" presentation:style-name="a931" draw:name="Content Placeholder 2" svg:x="0.43256in" svg:y="1.70253in" svg:width="8.33333in" svg:height="5.25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Represented by JSTREE</text:span></text:p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85" text:class-names="">Tree graphic manipulation of an<text:s text:c="1"/></text:span><text:span text:style-name="a886" text:class-names="">Active Record<text:s text:c="1"/></text:span><text:span text:style-name="a887" text:class-names="">with<text:s text:c="1"/></text:span><text:span text:style-name="a888" text:class-names="">Nested Set behaviour<text:s text:c="1"/></text:span><text:span text:style-name="a889" text:class-names="">using<text:s text:c="1"/></text:span><text:span text:style-name="a890" text:class-names="">JSTREE<text:s text:c="1"/></text:span><text:span text:style-name="a891" text:class-names="">plugin.<text:s text:c="1"/></text:span><text:span text:style-name="a892" text:class-names=""/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5" text:class-names="">GII Model<text:s text:c="1"/></text:span><text:span text:style-name="a896" text:class-names="">and Crud templates<text:s text:c="1"/></text:span><text:span text:style-name="a897" text:class-names="">generates<text:s text:c="1"/></text:span><text:span text:style-name="a898" text:class-names="">a graphical user interface (tree) for nested set model<text:s text:c="1"/></text:span><text:span text:style-name="a899" text:class-names="">administration.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02" text:class-names=""><text:s text:c="1"/>With<text:s text:c="1"/></text:span><text:span text:style-name="a903" text:class-names="">the help of<text:s text:c="1"/></text:span><text:span text:style-name="a904" text:class-names="">JSTREE<text:s text:c="1"/></text:span><text:span text:style-name="a905" text:class-names="">and<text:s text:c="1"/></text:span><text:span text:style-name="a906" text:class-names="">FANCYBOX<text:s text:c="1"/></text:span><text:span text:style-name="a907" text:class-names="">plugins</text:span><text:span text:style-name="a908" text:class-names="">, all<text:s text:c="1"/></text:span><text:span text:style-name="a909" text:class-names="">CRUD operations on a nested set<text:s text:c="1"/></text:span><text:span text:style-name="a910" text:class-names="">model are done with nested behaviour. Features include : Create, Rename, Delete, Update, Properties, Drag and Drop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Works using nested set implemented using pre post tree traversal algorithm.</text:span></text:p>
                  </text:list-item>
                </text:list>
              </text:list-item>
            </text:list>
            <text:list text:style-name="a918">
              <text:list-item>
                <text:list text:style-name="a918">
                  <text:list-item>
                    <text:p text:style-name="a917" text:class-names="" text:cond-style-name=""><text:span text:style-name="a916" text:class-names="">Table Attributes : Department id, Department name, Root, Left, Right, Level, Org id</text:span></text:p>
                  </text:list-item>
                </text:list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/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</draw:page>
      <draw:page draw:name="Slide52" draw:style-name="a933" draw:master-page-name="Master1-Layout2-obj-Title-and-Content" presentation:presentation-page-layout-name="Master1-PPL2">
        <draw:frame draw:id="id131" presentation:style-name="a937" draw:name="Title 1" svg:x="0.46602in" svg:y="0.4466in" svg:width="9.03398in" svg:height="1.13673in" presentation:class="title" presentation:placeholder="false">
          <draw:text-box>
            <text:p text:style-name="a936" text:class-names="" text:cond-style-name=""><text:span text:style-name="a934" text:class-names="">ADMIN MODULE</text:span><text:span text:style-name="a935" text:class-names=""/></text:p>
          </draw:text-box>
          <svg:title/>
          <svg:desc/>
        </draw:frame>
        <draw:frame draw:id="id132" presentation:style-name="a964" draw:name="Content Placeholder 2" svg:x="0.5in" svg:y="1.91667in" svg:width="9in" svg:height="4.78299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Manage OU : Organisation can add, rename, move, delete departments and sub departments.</text:span></text:p>
              </text:list-item>
            </text:list>
            <text:list text:style-name="a945">
              <text:list-item>
                <text:p text:style-name="a944" text:class-names="" text:cond-style-name=""><text:span text:style-name="a941" text:class-names="">Add<text:s text:c="1"/></text:span><text:span text:style-name="a942" text:class-names="">tags and categories</text:span><text:span text:style-name="a943" text:class-names="">.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Can add and manage roles.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Can add and manage users, assign role to them.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Can add and manage Modules.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Can add and manage Permissions.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Can assign Role based permissions to modules.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55" draw:style-name="a966" draw:master-page-name="Master1-Layout2-obj-Title-and-Content" presentation:presentation-page-layout-name="Master1-PPL2">
        <draw:frame draw:id="id133" presentation:style-name="a970" draw:name="Title 1" svg:x="0.46602in" svg:y="0.4466in" svg:width="9.03398in" svg:height="1.13673in" presentation:class="title" presentation:placeholder="false">
          <draw:text-box>
            <text:p text:style-name="a969" text:class-names="" text:cond-style-name=""><text:span text:style-name="a967" text:class-names="">CHECK OUT</text:span><text:span text:style-name="a968" text:class-names=""/></text:p>
          </draw:text-box>
          <svg:title/>
          <svg:desc/>
        </draw:frame>
        <draw:frame draw:id="id134" presentation:style-name="a1006" draw:name="Content Placeholder 2" svg:x="0.5in" svg:y="1.91667in" svg:width="9in" svg:height="4.78299in" presentation:class="outline" presentation:placeholder="false">
          <draw:text-box>
            <text:list text:style-name="a973">
              <text:list-item>
                <text:p text:style-name="a972" text:class-names="" text:cond-style-name=""><text:span text:style-name="a971" text:class-names="">Online viewer for PDF.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Using QPDFJS Extension.</text:span></text:p>
              </text:list-item>
            </text:list>
            <text:list text:style-name="a984">
              <text:list-item>
                <text:p text:style-name="a983" text:class-names="" text:cond-style-name=""><text:span text:style-name="a977" text:class-names="">Embedded<text:s text:c="1"/></text:span><text:span text:style-name="a978" text:class-names="">PDF<text:s text:c="1"/></text:span><text:span text:style-name="a979" text:class-names="">file<text:s text:c="1"/></text:span><text:span text:style-name="a980" text:class-names="">in<text:s text:c="1"/></text:span><text:span text:style-name="a981" text:class-names="">web using pdf.js library</text:span><text:span text:style-name="a982" text:class-names="">.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Online editor.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Using YII Wheels extension.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Embedded editor.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</draw:page>
      <draw:page draw:name="Slide48" draw:style-name="a1008" draw:master-page-name="Master1-Layout2-obj-Title-and-Content" presentation:presentation-page-layout-name="Master1-PPL2">
        <draw:frame draw:id="id135" presentation:style-name="a1012" draw:name="Title 1" svg:x="0.46602in" svg:y="0.4466in" svg:width="9.03398in" svg:height="1.13673in" presentation:class="title" presentation:placeholder="false">
          <draw:text-box>
            <text:p text:style-name="a1011" text:class-names="" text:cond-style-name=""><text:span text:style-name="a1009" text:class-names="">Problems Faced</text:span><text:span text:style-name="a1010" text:class-names=""/></text:p>
          </draw:text-box>
          <svg:title/>
          <svg:desc/>
        </draw:frame>
        <draw:frame draw:id="id136" presentation:style-name="a1036" draw:name="Content Placeholder 2" svg:x="0.5in" svg:y="1.91667in" svg:width="9in" svg:height="4.78299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3" text:class-names="">Has a large codebase thus can lead to frequent bouts to find the proper<text:s text:c="1"/></text:span><text:span text:style-name="a1014" text:class-names="">function.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7" text:class-names="">SMTP Extension for mail<text:s text:c="1"/></text:span><text:span text:style-name="a1018" text:class-names="">send.</text:span><text:span text:style-name="a1019" text:class-names=""/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Getting data from checkboxes in C Grid View.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Coding errors in some extensions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28" text:class-names=""><text:s text:c="1"/></text:span><text:span text:style-name="a1029" text:class-names=""><text:s text:c="2"/></text:span><text:span text:style-name="a1030" text:class-names="">( Example: C File Upload ).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</draw:text-box>
          <svg:title/>
          <svg:desc/>
        </draw:frame>
      </draw:page>
      <draw:page draw:name="Slide47" draw:style-name="a1038" draw:master-page-name="Master1-Layout2-obj-Title-and-Content" presentation:presentation-page-layout-name="Master1-PPL2">
        <draw:frame draw:id="id137" presentation:style-name="a1042" draw:name="Title 1" svg:x="0.46602in" svg:y="0.4466in" svg:width="9.03398in" svg:height="1.13673in" presentation:class="title" presentation:placeholder="false">
          <draw:text-box>
            <text:p text:style-name="a1041" text:class-names="" text:cond-style-name=""><text:span text:style-name="a1039" text:class-names="">Further Enhancements</text:span><text:span text:style-name="a1040" text:class-names=""/></text:p>
          </draw:text-box>
          <svg:title/>
          <svg:desc/>
        </draw:frame>
        <draw:frame draw:id="id138" presentation:style-name="a1067" draw:name="Content Placeholder 2" svg:x="0.5in" svg:y="1.91667in" svg:width="9in" svg:height="4.78299in" presentation:class="outline" presentation:placeholder="false">
          <draw:text-box>
            <text:list text:style-name="a1045">
              <text:list-item>
                <text:p text:style-name="a1044" text:class-names="" text:cond-style-name=""><text:span text:style-name="a1043" text:class-names="">SMTP Mail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Folder Structure for each Organisation.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Encryption of uploaded files.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User Module with limited access and permissions.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Check in(Upload option + Version Maintenance)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Log4php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</draw:text-box>
          <svg:title/>
          <svg:desc/>
        </draw:frame>
      </draw:page>
      <draw:page draw:name="Slide36" draw:style-name="a1069" draw:master-page-name="Master1-Layout2-obj-Title-and-Content" presentation:presentation-page-layout-name="Master1-PPL2">
        <draw:frame draw:id="id139" presentation:style-name="a1073" draw:name="Title 1" svg:x="0.46602in" svg:y="0.4466in" svg:width="9.03398in" svg:height="1.13673in" presentation:class="title" presentation:placeholder="false">
          <draw:text-box>
            <text:p text:style-name="a1072" text:class-names="" text:cond-style-name=""><text:span text:style-name="a1070" text:class-names="">REFERENCES AND IMPLEMENTATION</text:span><text:span text:style-name="a1071" text:class-names=""/></text:p>
          </draw:text-box>
          <svg:title/>
          <svg:desc/>
        </draw:frame>
        <draw:frame draw:id="id140" presentation:style-name="a1116" draw:name="Content Placeholder 2" svg:x="0.5in" svg:y="1.91667in" svg:width="9in" svg:height="4.78299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4" text:class-names="">Agile Web Application Development with Yii1.1 and PHP5<text:s text:c="1"/></text:span><text:span text:style-name="a1075" text:class-names="">PDF</text:span><text:span text:style-name="a1076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79" text:class-names=""><text:a xlink:href="" text:style-name="" text:visited-style-name="">www.yiiframework.com/tutorials</text:a></text:span><text:span text:style-name="a1080" text:class-names=""><text:a xlink:href="" text:style-name="" text:visited-style-name="">/</text:a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3" text:class-names=""><text:a xlink:href="" text:style-name="" text:visited-style-name="">http</text:a></text:span><text:span text:style-name="a1084" text:class-names=""><text:a xlink:href="" text:style-name="" text:visited-style-name="">://www.yiiframework.com/extension/nestedsetbehavior/</text:a></text:span><text:span text:style-name="a1085" text:class-names=""/></text:p>
              </text:list-item>
            </text:list>
            <text:list text:style-name="a1091">
              <text:list-item>
                <text:p text:style-name="a1090" text:class-names="" text:cond-style-name=""><text:span text:style-name="a1088" text:class-names=""><text:a xlink:href="" text:style-name="" text:visited-style-name="">www.getyiistrap.com</text:a></text:span><text:span text:style-name="a1089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2" text:class-names=""><text:a xlink:href="http://yiiwheels.2amigos.us/" text:style-name="" text:visited-style-name="">http://yiiwheels.2amigos.us/</text:a></text:span><text:span text:style-name="a1093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6" text:class-names=""><text:a xlink:href="http://www.yiiframework.com/extensions/" text:style-name="" text:visited-style-name="">http://www.yiiframework.com/extension/smtp-mail</text:a></text:span><text:span text:style-name="a1097" text:class-names=""><text:a xlink:href="http://www.yiiframework.com/extensions/" text:style-name="" text:visited-style-name="">/</text:a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0" text:class-names=""><text:a xlink:href="http://www.yiiframework.com/extensions/" text:style-name="" text:visited-style-name="">http://www.yiiframework.com/extension/qpdfjs/</text:a></text:span><text:span text:style-name="a1101" text:class-names=""/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draw:page>
      <draw:page draw:name="Slide12" draw:style-name="a1118" draw:master-page-name="Master1-Layout2-obj-Title-and-Content" presentation:presentation-page-layout-name="Master1-PPL2">
        <draw:frame draw:id="id141" presentation:style-name="a1137" draw:name="Content Placeholder 2" svg:x="0.5in" svg:y="1.91667in" svg:width="9in" svg:height="4.78299in" presentation:class="outline" presentation:placeholder="false">
          <draw:text-box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list text:style-name="a1121">
                          <text:list-item>
                            <text:p text:style-name="a1120" text:class-names="" text:cond-style-name=""><text:span text:style-name="a111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list text:style-name="a1124">
                      <text:list-item>
                        <text:list text:style-name="a1124">
                          <text:list-item>
                            <text:p text:style-name="a1123" text:class-names="" text:cond-style-name=""><text:span text:style-name="a1122" text:class-names="">Thank yo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list text:style-name="a1127">
                          <text:list-item>
                            <text:p text:style-name="a1126" text:class-names="" text:cond-style-name=""><text:span text:style-name="a1125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1">
              <text:list-item>
                <text:list text:style-name="a1131">
                  <text:list-item>
                    <text:list text:style-name="a1131">
                      <text:list-item>
                        <text:list text:style-name="a1131">
                          <text:list-item>
                            <text:p text:style-name="a1130" text:class-names="" text:cond-style-name=""><text:span text:style-name="a1128" text:class-names=""><text:tab/><text:tab/><text:tab/><text:tab/></text:span><text:span text:style-name="a1129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list text:style-name="a1136">
                      <text:list-item>
                        <text:list text:style-name="a1136">
                          <text:list-item>
                            <text:p text:style-name="a1135" text:class-names="" text:cond-style-name=""><text:span text:style-name="a1132" text:class-names=""><text:tab/></text:span><text:span text:style-name="a1133" text:class-names=""><text:tab/><text:tab/><text:tab/>CDEEP: MAM</text:span><text:span text:style-name="a113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8.51578in" svg:y="5.05825in" svg:width="0.83333in" svg:height="0.5in"/>
      <presentation:placeholder presentation:object="subtitle" svg:x="0.70298in" svg:y="5.08333in" svg:width="7.16667in" svg:height="0.5in"/>
      <presentation:placeholder presentation:object="title" svg:x="0.66131in" svg:y="3.52913in" svg:width="7.25in" svg:height="1.33333in"/>
    </style:presentation-page-layout>
    <style:presentation-page-layout style:name="Master1-PPL2" style:display-name="Title and Content">
      <presentation:placeholder presentation:object="title" svg:x="0.46602in" svg:y="0.4466in" svg:width="9.03398in" svg:height="1.13673in"/>
      <presentation:placeholder presentation:object="object" svg:x="0.5in" svg:y="1.91667in" svg:width="9in" svg:height="4.78299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  <presentation:placeholder presentation:object="title" svg:x="0.8054in" svg:y="3.5in" svg:width="8.41667in" svg:height="1.41667in"/>
      <presentation:placeholder presentation:object="outline" svg:x="0.8054in" svg:y="5.03883in" svg:width="8.41667in" svg:height="0.57282in"/>
    </style:presentation-page-layout>
    <style:presentation-page-layout style:name="Master1-PPL4" style:display-name="Two Content">
      <presentation:placeholder presentation:object="title" svg:x="0.46602in" svg:y="0.4466in" svg:width="9.03398in" svg:height="1.13673in"/>
      <presentation:placeholder presentation:object="object" svg:x="0.46602in" svg:y="1.88in" svg:width="4.41667in" svg:height="4.82in"/>
      <presentation:placeholder presentation:object="object" svg:x="5.08333in" svg:y="1.88in" svg:width="4.41667in" svg:height="4.8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46602in" svg:y="0.4466in" svg:width="9.03398in" svg:height="1.13673in"/>
      <presentation:placeholder presentation:object="outline" svg:x="0.46602in" svg:y="1.88368in" svg:width="4.4184in" svg:height="0.69965in"/>
      <presentation:placeholder presentation:object="object" svg:x="0.46602in" svg:y="2.66667in" svg:width="4.4184in" svg:height="4.03299in"/>
      <presentation:placeholder presentation:object="outline" svg:x="5.07986in" svg:y="1.88368in" svg:width="4.42014in" svg:height="0.69965in"/>
      <presentation:placeholder presentation:object="object" svg:x="5.07986in" svg:y="2.66667in" svg:width="4.42014in" svg:height="4.03299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46602in" svg:y="0.4466in" svg:width="9.03398in" svg:height="1.13673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object" svg:x="4.25in" svg:y="0.75in" svg:width="5in" svg:height="5.7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  <presentation:placeholder presentation:object="outline" svg:x="0.84099in" svg:y="3.25in" svg:width="2.51382in" svg:height="1.91667in"/>
      <presentation:placeholder presentation:object="title" svg:x="0.84099in" svg:y="1.89667in" svg:width="2.51382in" svg:height="1.30317in"/>
    </style:presentation-page-layout>
    <style:presentation-page-layout style:name="Master1-PPL9" style:display-name="Picture with Caption">
      <presentation:placeholder presentation:object="graphic" svg:x="0.75in" svg:y="0.67961in" svg:width="8.5in" svg:height="4.73706in"/>
      <presentation:placeholder presentation:object="date-time" svg:x="0.5in" svg:y="6.95139in" svg:width="2.33333in" svg:height="0.39931in"/>
      <presentation:placeholder presentation:object="page-number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outline" svg:x="1.04581in" svg:y="6.18608in" svg:width="7.92294in" svg:height="0.43932in"/>
      <presentation:placeholder presentation:object="title" svg:x="1in" svg:y="5.58333in" svg:width="8.01456in" svg:height="0.57201in"/>
    </style:presentation-page-layout>
    <style:presentation-page-layout style:name="Master1-PPL10" style:display-name="Title and Vertical Text">
      <presentation:placeholder presentation:object="title" svg:x="0.46602in" svg:y="0.4466in" svg:width="9.03398in" svg:height="1.13673in"/>
      <presentation:placeholder presentation:object="outline" svg:x="0.5in" svg:y="1.91667in" svg:width="9in" svg:height="4.78299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70842in" svg:y="0.43244in" svg:width="1.6246in" svg:height="6.33091in"/>
      <presentation:placeholder presentation:object="outline" svg:x="0.5in" svg:y="0.41667in" svg:width="6.75in" svg:height="6.33333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93a299" draw:opacity="100%" draw:stroke="solid" svg:stroke-width="0.02778in" svg:stroke-color="#6b766f" svg:stroke-opacity="100%"/>
    </style:default-style>
    <draw:fill-image draw:name="a560" xlink:href="media/image1.png" xlink:show="embed" xlink:actuate="onLoad"/>
    <draw:fill-image draw:name="a191" xlink:href="media/image1.png" xlink:show="embed" xlink:actuate="onLoad"/>
    <draw:fill-image draw:name="a932" xlink:href="media/image1.png" xlink:show="embed" xlink:actuate="onLoad"/>
    <draw:fill-image draw:name="a632" xlink:href="media/image1.png" xlink:show="embed" xlink:actuate="onLoad"/>
    <draw:fill-image draw:name="a102" xlink:href="media/image1.png" xlink:show="embed" xlink:actuate="onLoad"/>
    <draw:fill-image draw:name="a672" xlink:href="media/image1.png" xlink:show="embed" xlink:actuate="onLoad"/>
    <draw:fill-image draw:name="a374" xlink:href="media/image1.png" xlink:show="embed" xlink:actuate="onLoad"/>
    <draw:fill-image draw:name="a143" xlink:href="media/image1.png" xlink:show="embed" xlink:actuate="onLoad"/>
    <draw:fill-image draw:name="a184" xlink:href="media/image1.png" xlink:show="embed" xlink:actuate="onLoad"/>
    <draw:fill-image draw:name="a322" xlink:href="media/image1.png" xlink:show="embed" xlink:actuate="onLoad"/>
    <draw:fill-image draw:name="a360" xlink:href="media/image1.png" xlink:show="embed" xlink:actuate="onLoad"/>
    <draw:fill-image draw:name="a1007" xlink:href="media/image1.png" xlink:show="embed" xlink:actuate="onLoad"/>
    <draw:fill-image draw:name="a519" xlink:href="media/image1.png" xlink:show="embed" xlink:actuate="onLoad"/>
    <draw:fill-image draw:name="a256" xlink:href="media/image1.png" xlink:show="embed" xlink:actuate="onLoad"/>
    <draw:fill-image draw:name="a965" xlink:href="media/image1.png" xlink:show="embed" xlink:actuate="onLoad"/>
    <draw:fill-image draw:name="a433" xlink:href="media/image1.png" xlink:show="embed" xlink:actuate="onLoad"/>
    <draw:fill-image draw:name="a1117" xlink:href="media/image1.png" xlink:show="embed" xlink:actuate="onLoad"/>
    <draw:fill-image draw:name="a471" xlink:href="media/image1.png" xlink:show="embed" xlink:actuate="onLoad"/>
    <draw:fill-image draw:name="a55" xlink:href="media/image1.png" xlink:show="embed" xlink:actuate="onLoad"/>
    <draw:fill-image draw:name="a329" xlink:href="media/image1.png" xlink:show="embed" xlink:actuate="onLoad"/>
    <draw:fill-image draw:name="a0" xlink:href="media/image1.png" xlink:show="embed" xlink:actuate="onLoad"/>
    <draw:fill-image draw:name="a95" xlink:href="media/image1.png" xlink:show="embed" xlink:actuate="onLoad"/>
    <draw:fill-image draw:name="a721" xlink:href="media/image1.png" xlink:show="embed" xlink:actuate="onLoad"/>
    <draw:fill-image draw:name="a478" xlink:href="media/image1.png" xlink:show="embed" xlink:actuate="onLoad"/>
    <draw:fill-image draw:name="a779" xlink:href="media/image1.png" xlink:show="embed" xlink:actuate="onLoad"/>
    <draw:fill-image draw:name="a353" xlink:href="media/image1.png" xlink:show="embed" xlink:actuate="onLoad"/>
    <draw:fill-image draw:name="a1037" xlink:href="media/image1.png" xlink:show="embed" xlink:actuate="onLoad"/>
    <draw:fill-image draw:name="a249" xlink:href="media/image1.png" xlink:show="embed" xlink:actuate="onLoad"/>
    <draw:fill-image draw:name="a7" xlink:href="media/image1.png" xlink:show="embed" xlink:actuate="onLoad"/>
    <draw:fill-image draw:name="a426" xlink:href="media/image1.png" xlink:show="embed" xlink:actuate="onLoad"/>
    <draw:fill-image draw:name="a48" xlink:href="media/image1.png" xlink:show="embed" xlink:actuate="onLoad"/>
    <draw:fill-image draw:name="a873" xlink:href="media/image1.png" xlink:show="embed" xlink:actuate="onLoad"/>
    <draw:fill-image draw:name="a381" xlink:href="media/image1.png" xlink:show="embed" xlink:actuate="onLoad"/>
    <draw:fill-image draw:name="a150" xlink:href="media/image1.png" xlink:show="embed" xlink:actuate="onLoad"/>
    <draw:fill-image draw:name="a579" xlink:href="media/image1.png" xlink:show="embed" xlink:actuate="onLoad"/>
    <draw:fill-image draw:name="a1068" xlink:href="media/image1.png" xlink:show="embed" xlink:actuate="onLoad"/>
    <draw:fill-image draw:name="a823" xlink:href="media/image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5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7">
      <style:drawing-page-properties draw:fill="bitmap" draw:fill-image-name="a426" style:repeat="repeat" draw:fill-image-width="1.68043in" draw:fill-image-height="1.68043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6b7d72" svg:stroke-opacity="100%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bitmap" draw:fill-image-name="a102" style:repeat="repeat" draw:fill-image-width="1.70667in" draw:fill-image-height="1.70667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3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bitmap" draw:fill-image-name="a322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bitmap" draw:fill-image-name="a433" style:repeat="repeat" draw:fill-image-width="1.70667in" draw:fill-image-height="1.70667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solid" draw:fill-color="#ecedd1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">
      <style:drawing-page-properties draw:fill="bitmap" draw:fill-image-name="a95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bitmap" draw:fill-image-name="a329" style:repeat="repeat" draw:fill-image-width="1.70667in" draw:fill-image-height="1.70667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3%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3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bitmap" draw:fill-image-name="a353" style:repeat="repeat" draw:fill-image-width="1.68043in" draw:fill-image-height="1.68043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0833in" style:font-size-asian="0.20833in" style:font-size-complex="0.20833in" fo:letter-spacing="0.034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bitmap" draw:fill-image-name="a143" style:repeat="repeat" draw:fill-image-width="1.68043in" draw:fill-image-height="1.68043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bitmap" draw:fill-image-name="a249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bitmap" draw:fill-image-name="a256" style:repeat="repeat" draw:fill-image-width="1.70667in" draw:fill-image-height="1.70667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bitmap" draw:fill-image-name="a360" style:repeat="repeat" draw:fill-image-width="1.70667in" draw:fill-image-height="1.70667in" draw:fill-image-ref-point="top-left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bitmap" draw:fill-image-name="a471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bitmap" draw:fill-image-name="a478" style:repeat="repeat" draw:fill-image-width="1.70667in" draw:fill-image-height="1.70667in" draw:fill-image-ref-point="top-left" draw:stroke="none" draw:auto-grow-width="false" draw:auto-grow-height="false"/>
      <style:paragraph-properties style:font-independent-line-spacing="true" style:writing-mode="lr-tb"/>
    </style:style>
    <style:style style:family="graphic" style:name="a151">
      <style:graphic-properties fo:wrap-option="wrap" fo:padding-top="0.05in" fo:padding-bottom="0.05in" fo:padding-left="0.1in" fo:padding-right="0.1in" draw:textarea-vertical-align="middle" draw:textarea-horizontal-align="center" draw:fill="bitmap" draw:fill-image-name="a150" style:repeat="repeat" draw:fill-image-width="1.70667in" draw:fill-image-height="1.70667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3%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3%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bitmap" draw:fill-image-name="a374" style:repeat="repeat" draw:fill-image-width="1.68043in" draw:fill-image-height="1.68043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3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bitmap" draw:fill-image-name="a381" style:repeat="repeat" draw:fill-image-width="1.70667in" draw:fill-image-height="1.70667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375in" fo:margin-right="0in" fo:text-indent="-0.2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7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text-transform="uppercase" fo:color="#47534c" style:text-line-through-type="none" style:text-line-through-style="none" style:text-line-through-width="auto" style:text-line-through-color="font-color" style:text-position="0% 100%" fo:font-family="Book Antiqua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93a2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.034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.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1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6b7d72" svg:stroke-opacity="100%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bitmap" draw:fill-image-name="a184" style:repeat="repeat" draw:fill-image-width="1.68043in" draw:fill-image-height="1.68043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bitmap" draw:fill-image-name="a191" style:repeat="repeat" draw:fill-image-width="1.70667in" draw:fill-image-height="1.70667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3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3%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text-transform="uppercase" fo:color="#6b7d72" style:text-line-through-type="none" style:text-line-through-style="none" style:text-line-through-width="auto" style:text-line-through-color="font-color" style:text-position="0% 100%" fo:font-family="Book Antiqua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bitmap" draw:fill-image-name="a48" style:repeat="repeat" draw:fill-image-width="1.68043in" draw:fill-image-height="1.68043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repeat" draw:fill-image-width="1.70667in" draw:fill-image-height="1.70667in" draw:fill-image-ref-point="top-left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draw:fill="bitmap" draw:fill-image-name="a7" style:repeat="repeat" draw:fill-image-width="1.70667in" draw:fill-image-height="1.70667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bitmap" draw:fill-image-name="a55" style:repeat="repeat" draw:fill-image-width="1.70667in" draw:fill-image-height="1.70667in" draw:fill-image-ref-point="top-left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7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3%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564b3c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3%" draw:stroke="none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3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b5ae53" draw:opacity="70%" draw:stroke="solid" svg:stroke-width="0.00694in" svg:stroke-color="#6b7d72" svg:stroke-opacity="100%" draw:auto-grow-width="false" draw:auto-grow-height="false"/>
      <style:paragraph-properties style:font-independent-line-spacing="true" style:writing-mode="lr-tb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6b7d72" svg:stroke-opacity="100%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bitmap" draw:fill-image-name="a519" style:repeat="repeat" draw:fill-image-width="1.68043in" draw:fill-image-height="1.68043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47534c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bullet text:level="1" text:bullet-char="•">
        <style:list-level-properties text:space-before="0.12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b5ae53"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.12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848058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.12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b5ae53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.12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e8b54d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.12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848058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.12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e8b54d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2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b5ae53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bullet text:level="1" text:bullet-char="•">
        <style:list-level-properties text:space-before="0.12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848058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.12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e8b54d"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.12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b5ae53"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.12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848058"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.12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848058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.12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e8b54d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.12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b5ae53"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e8b54d"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.12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b5ae53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848058"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.12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e8b54d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.12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848058"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.12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b5ae53"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.12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e8b54d"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.12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848058"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.12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e8b54d"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.12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b5ae53"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bullet text:level="1" text:bullet-char="•">
        <style:list-level-properties text:space-before="0.12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b5ae53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b5ae53"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.12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848058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848058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text:list-style style:name="a222">
      <text:list-level-style-bullet text:level="1" text:bullet-char="•">
        <style:list-level-properties text:space-before="0.12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93a2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93a299"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.12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e8b54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e8b54d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.12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15in" text:min-label-width="0.25in"/>
        <style:text-properties fo:color="#cf543f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35in" text:min-label-width="0.25in"/>
        <style:text-properties fo:color="#cf543f" fo:font-family="Arial" style:font-family-generic="swiss" style:font-pitch="variable" fo:font-size="100%"/>
      </text:list-level-style-bullet>
    </text:list-style>
    <number:date-style xmlns:number="urn:oasis:names:tc:opendocument:xmlns:datastyle:1.0" style:name="a4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pothecary" style:page-layout-name="pageLayout1" draw:style-name="a1">
      <draw:custom-shape svg:x="0in" svg:y="0in" svg:width="10in" svg:height="7.5in" draw:id="id0" draw:style-name="a4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in" svg:y="0.11111in" svg:width="9.8in" svg:height="7.28889in" draw:id="id1" draw:style-name="a8" draw:name="Rounded Rectangle 6">
        <svg:title/>
        <svg:desc/>
        <text:p text:style-name="a6" text:class-names="" text:cond-style-name=""><text:span text:style-name="a5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7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2" presentation:style-name="a25" draw:name="Text Placeholder 2" svg:x="0.5in" svg:y="1.91667in" svg:width="9in" svg:height="4.78299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Click to 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Fifth level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30" draw:name="Date Placeholder 3" svg:x="0.5in" svg:y="6.95139in" svg:width="2.33333in" svg:height="0.39931in" presentation:class="date-time" presentation:placeholder="false">
        <draw:text-box>
          <text:p text:style-name="a29" text:class-names="" text:cond-style-name=""><text:span text:style-name="a26" text:class-names=""><text:date text:fixed="false" style:data-style-name="a27">31-05-2014</text:date></text:span><text:span text:style-name="a28" text:class-names=""/></text:p>
        </draw:text-box>
        <svg:title/>
        <svg:desc/>
      </draw:frame>
      <draw:frame draw:id="id4" presentation:style-name="a33" draw:name="Footer Placeholder 4" svg:x="3.41667in" svg:y="6.95139in" svg:width="3.16667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5" presentation:style-name="a37" draw:name="Slide Number Placeholder 5" svg:x="7.16667in" svg:y="6.95139in" svg:width="2.33333in" svg:height="0.39931in" presentation:class="page-number" presentation:placeholder="false">
        <draw:text-box>
          <text:p text:style-name="a36" text:class-names="" text:cond-style-name=""><text:span text:style-name="a34" text:class-names=""><text:page-number style:num-format="1" text:fixed="false">‹#›</text:page-number></text:span><text:span text:style-name="a35" text:class-names=""/></text:p>
        </draw:text-box>
        <svg:title/>
        <svg:desc/>
      </draw:frame>
      <draw:custom-shape svg:x="0.3in" svg:y="0.30421in" svg:width="9.4in" svg:height="1.45in" draw:id="id6" draw:style-name="a40" draw:name="Rectangle 8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777in" svg:y="0.40777in" svg:width="9.16505in" svg:height="1.2233in" draw:id="id7" draw:style-name="a43" draw:name="Rectangle 9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" presentation:style-name="a47" draw:name="Title Placeholder 1" svg:x="0.46602in" svg:y="0.4466in" svg:width="9.03398in" svg:height="1.13673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</style:master-page>
    <style:master-page style:name="Master1-Layout1-title-Title-Slide" style:page-layout-name="pageLayout1" draw:style-name="a49">
      <draw:custom-shape svg:x="0in" svg:y="0in" svg:width="10in" svg:height="7.5in" draw:id="id9" draw:style-name="a52" draw:name="Rectangle 6">
        <svg:title/>
        <svg:desc/>
        <text:p text:style-name="a51" text:class-names="" text:cond-style-name=""><text:span text:style-name="a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in" svg:y="0.11111in" svg:width="9.8in" svg:height="7.28889in" draw:id="id10" draw:style-name="a56" draw:name="Rounded Rectangle 7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7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11" presentation:style-name="a61" draw:name="Date Placeholder 3" svg:x="0.5in" svg:y="6.95139in" svg:width="2.33333in" svg:height="0.39931in" presentation:class="date-time" presentation:placeholder="false">
        <draw:text-box>
          <text:p text:style-name="a60" text:class-names="" text:cond-style-name=""><text:span text:style-name="a57" text:class-names=""><text:date text:fixed="false" style:data-style-name="a58">31-05-2014</text:date></text:span><text:span text:style-name="a59" text:class-names=""/></text:p>
        </draw:text-box>
        <svg:title/>
        <svg:desc/>
      </draw:frame>
      <draw:frame draw:id="id12" presentation:style-name="a64" draw:name="Footer Placeholder 4" svg:x="3.41667in" svg:y="6.95139in" svg:width="3.16667in" svg:height="0.39931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custom-shape svg:x="0.37778in" svg:y="3.21807in" svg:width="7.81707in" svg:height="2.69444in" draw:id="id13" draw:style-name="a67" draw:name="Rectangle 8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28155in" svg:y="3.22029in" svg:width="1.30178in" svg:height="2.69in" draw:id="id14" draw:style-name="a70" draw:name="Rectangle 11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43473in" svg:y="3.43029in" svg:width="0.99543in" svg:height="2.27in" draw:id="id15" draw:style-name="a73" draw:name="Rectangle 12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19in" svg:y="3.34167in" svg:width="7.59826in" svg:height="2.45555in" draw:id="id16" draw:style-name="a76" draw:name="Rectangle 13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80" draw:name="Slide Number Placeholder 5" svg:x="8.51578in" svg:y="5.05825in" svg:width="0.83333in" svg:height="0.5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</draw:text-box>
        <svg:title/>
        <svg:desc/>
      </draw:frame>
      <draw:custom-shape svg:x="0.59254in" svg:y="4.98608in" svg:width="7.38754in" svg:height="0.72656in" draw:id="id18" draw:style-name="a83" draw:name="Rectangle 10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8943in" svg:y="3.43333in" svg:width="7.39378in" svg:height="2.27222in" draw:id="id19" draw:style-name="a86" draw:name="Rectangle 9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90" draw:name="Subtitle 2" svg:x="0.70298in" svg:y="5.08333in" svg:width="7.16667in" svg:height="0.5in" presentation:class="subtitle" presentation:placeholder="false">
        <draw:text-box>
          <text:p text:style-name="a89" text:class-names="" text:cond-style-name=""><text:span text:style-name="a87" text:class-names="">Click to edit Master subtitle style</text:span><text:span text:style-name="a88" text:class-names=""/></text:p>
        </draw:text-box>
        <svg:title/>
        <svg:desc/>
      </draw:frame>
      <draw:frame draw:id="id21" presentation:style-name="a94" draw:name="Title 1" svg:x="0.66131in" svg:y="3.52913in" svg:width="7.25in" svg:height="1.33333in" presentation:class="title" presentation:placeholder="false">
        <draw:text-box>
          <text:p text:style-name="a93" text:class-names="" text:cond-style-name=""><text:span text:style-name="a91" text:class-names="">Click to edit Master title style</text:span><text:span text:style-name="a92" text:class-names=""/></text:p>
        </draw:text-box>
        <svg:title/>
        <svg:desc/>
      </draw:frame>
    </style:master-page>
    <style:master-page style:name="Master1-Layout2-obj-Title-and-Content" style:page-layout-name="pageLayout1" draw:style-name="a96">
      <draw:custom-shape svg:x="0in" svg:y="0in" svg:width="10in" svg:height="7.5in" draw:id="id22" draw:layer="Master1-bg" draw:style-name="a99" draw:name="Rectangle 6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in" svg:y="0.11111in" svg:width="9.8in" svg:height="7.28889in" draw:id="id23" draw:layer="Master1-bg" draw:style-name="a103" draw:name="Rounded Rectangle 7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7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3in" svg:y="0.30421in" svg:width="9.4in" svg:height="1.45in" draw:id="id24" draw:layer="Master1-bg" draw:style-name="a106" draw:name="Rectangle 8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777in" svg:y="0.40777in" svg:width="9.16505in" svg:height="1.2233in" draw:id="id25" draw:layer="Master1-bg" draw:style-name="a109" draw:name="Rectangle 9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13" draw:name="Title 1" svg:x="0.46602in" svg:y="0.4466in" svg:width="9.03398in" svg:height="1.13673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27" presentation:style-name="a130" draw:name="Content Placeholder 2" svg:x="0.5in" svg:y="1.91667in" svg:width="9in" svg:height="4.78299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Click to 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6" text:class-names="">Fifth level</text:span><text:span text:style-name="a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35" draw:name="Date Placeholder 3" svg:x="0.5in" svg:y="6.95139in" svg:width="2.33333in" svg:height="0.39931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31-05-2014</text:date></text:span><text:span text:style-name="a133" text:class-names=""/></text:p>
        </draw:text-box>
        <svg:title/>
        <svg:desc/>
      </draw:frame>
      <draw:frame draw:id="id29" presentation:style-name="a138" draw:name="Footer Placeholder 4" svg:x="3.41667in" svg:y="6.95139in" svg:width="3.16667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30" presentation:style-name="a142" draw:name="Slide Number Placeholder 5" svg:x="7.16667in" svg:y="6.95139in" svg:width="2.33333in" svg:height="0.39931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</draw:text-box>
        <svg:title/>
        <svg:desc/>
      </draw:frame>
    </style:master-page>
    <style:master-page style:name="Master1-Layout3-secHead-Section-Header" style:page-layout-name="pageLayout1" draw:style-name="a144">
      <draw:custom-shape svg:x="0in" svg:y="0in" svg:width="10in" svg:height="7.5in" draw:id="id31" draw:style-name="a147" draw:name="Rectangle 6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in" svg:y="0.11111in" svg:width="9.8in" svg:height="7.28889in" draw:id="id32" draw:style-name="a151" draw:name="Rounded Rectangle 7">
        <svg:title/>
        <svg:desc/>
        <text:p text:style-name="a149" text:class-names="" text:cond-style-name=""><text:span text:style-name="a14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7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33" presentation:style-name="a156" draw:name="Date Placeholder 3" svg:x="0.5in" svg:y="6.95139in" svg:width="2.33333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31-05-2014</text:date></text:span><text:span text:style-name="a154" text:class-names=""/></text:p>
        </draw:text-box>
        <svg:title/>
        <svg:desc/>
      </draw:frame>
      <draw:custom-shape svg:x="0.49429in" svg:y="3.22222in" svg:width="9.03889in" svg:height="2.69444in" draw:id="id34" draw:style-name="a159" draw:name="Rectangle 12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08in" svg:y="3.33333in" svg:width="8.78587in" svg:height="2.45555in" draw:id="id35" draw:style-name="a162" draw:name="Rectangle 15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165" draw:name="Footer Placeholder 4" svg:x="3.41667in" svg:y="6.95139in" svg:width="3.16667in" svg:height="0.39931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7" presentation:style-name="a169" draw:name="Slide Number Placeholder 5" svg:x="7.16667in" svg:y="6.95139in" svg:width="2.33333in" svg:height="0.39931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  <draw:frame draw:id="id38" presentation:style-name="a173" draw:name="Title 1" svg:x="0.8054in" svg:y="3.5in" svg:width="8.41667in" svg:height="1.41667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custom-shape svg:x="0.73873in" svg:y="4.96667in" svg:width="8.55in" svg:height="0.72656in" draw:id="id39" draw:style-name="a176" draw:name="Rectangle 14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180" draw:name="Text Placeholder 2" svg:x="0.8054in" svg:y="5.03883in" svg:width="8.41667in" svg:height="0.5728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custom-shape svg:x="0.73902in" svg:y="3.41667in" svg:width="8.54943in" svg:height="2.27222in" draw:id="id41" draw:style-name="a183" draw:name="Rectangle 13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85">
      <draw:custom-shape svg:x="0in" svg:y="0in" svg:width="10in" svg:height="7.5in" draw:id="id42" draw:layer="Master1-bg" draw:style-name="a188" draw:name="Rectangle 7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in" svg:y="0.11111in" svg:width="9.8in" svg:height="7.28889in" draw:id="id43" draw:layer="Master1-bg" draw:style-name="a192" draw:name="Rounded Rectangle 8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7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3in" svg:y="0.30421in" svg:width="9.4in" svg:height="1.45in" draw:id="id44" draw:layer="Master1-bg" draw:style-name="a195" draw:name="Rectangle 9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777in" svg:y="0.40777in" svg:width="9.16505in" svg:height="1.2233in" draw:id="id45" draw:layer="Master1-bg" draw:style-name="a198" draw:name="Rectangle 10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202" draw:name="Title 1" svg:x="0.46602in" svg:y="0.4466in" svg:width="9.03398in" svg:height="1.13673in" presentation:class="title" presentation:placeholder="false">
        <draw:text-box>
          <text:p text:style-name="a201" text:class-names="" text:cond-style-name=""><text:span text:style-name="a199" text:class-names="">Click to edit Master title style</text:span><text:span text:style-name="a200" text:class-names=""/></text:p>
        </draw:text-box>
        <svg:title/>
        <svg:desc/>
      </draw:frame>
      <draw:frame draw:id="id47" presentation:style-name="a219" draw:name="Content Placeholder 2" svg:x="0.46602in" svg:y="1.88in" svg:width="4.41667in" svg:height="4.82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36" draw:name="Content Placeholder 3" svg:x="5.08333in" svg:y="1.88in" svg:width="4.41667in" svg:height="4.82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41" draw:name="Date Placeholder 4" svg:x="0.5in" svg:y="6.95139in" svg:width="2.33333in" svg:height="0.39931in" presentation:class="date-time" presentation:placeholder="false">
        <draw:text-box>
          <text:p text:style-name="a240" text:class-names="" text:cond-style-name=""><text:span text:style-name="a237" text:class-names=""><text:date text:fixed="false" style:data-style-name="a238">31-05-2014</text:date></text:span><text:span text:style-name="a239" text:class-names=""/></text:p>
        </draw:text-box>
        <svg:title/>
        <svg:desc/>
      </draw:frame>
      <draw:frame draw:id="id50" presentation:style-name="a244" draw:name="Footer Placeholder 5" svg:x="3.41667in" svg:y="6.95139in" svg:width="3.16667in" svg:height="0.39931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51" presentation:style-name="a248" draw:name="Slide Number Placeholder 6" svg:x="7.16667in" svg:y="6.95139in" svg:width="2.33333in" svg:height="0.39931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>‹#›</text:page-number></text:span><text:span text:style-name="a246" text:class-names=""/></text:p>
        </draw:text-box>
        <svg:title/>
        <svg:desc/>
      </draw:frame>
    </style:master-page>
    <style:master-page style:name="Master1-Layout5-twoTxTwoObj-Comparison" style:page-layout-name="pageLayout1" draw:style-name="a250">
      <draw:custom-shape svg:x="0in" svg:y="0in" svg:width="10in" svg:height="7.5in" draw:id="id52" draw:layer="Master1-bg" draw:style-name="a253" draw:name="Rectangle 9">
        <svg:title/>
        <svg:desc/>
        <text:p text:style-name="a252" text:class-names="" text:cond-style-name=""><text:span text:style-name="a2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in" svg:y="0.11111in" svg:width="9.8in" svg:height="7.28889in" draw:id="id53" draw:layer="Master1-bg" draw:style-name="a257" draw:name="Rounded Rectangle 10">
        <svg:title/>
        <svg:desc/>
        <text:p text:style-name="a255" text:class-names="" text:cond-style-name=""><text:span text:style-name="a254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7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3in" svg:y="0.30421in" svg:width="9.4in" svg:height="1.45in" draw:id="id54" draw:layer="Master1-bg" draw:style-name="a260" draw:name="Rectangle 11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777in" svg:y="0.40777in" svg:width="9.16505in" svg:height="1.2233in" draw:id="id55" draw:layer="Master1-bg" draw:style-name="a263" draw:name="Rectangle 12">
        <svg:title/>
        <svg:desc/>
        <text:p text:style-name="a262" text:class-names="" text:cond-style-name=""><text:span text:style-name="a2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67" draw:name="Title 1" svg:x="0.46602in" svg:y="0.4466in" svg:width="9.03398in" svg:height="1.13673in" presentation:class="title" presentation:placeholder="false">
        <draw:text-box>
          <text:p text:style-name="a266" text:class-names="" text:cond-style-name=""><text:span text:style-name="a264" text:class-names="">Click to edit Master title style</text:span><text:span text:style-name="a265" text:class-names=""/></text:p>
        </draw:text-box>
        <svg:title/>
        <svg:desc/>
      </draw:frame>
      <draw:frame draw:id="id57" presentation:style-name="a271" draw:name="Text Placeholder 2" svg:x="0.46602in" svg:y="1.88368in" svg:width="4.4184in" svg:height="0.69965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</draw:text-box>
        <svg:title/>
        <svg:desc/>
      </draw:frame>
      <draw:frame draw:id="id58" presentation:style-name="a288" draw:name="Content Placeholder 3" svg:x="0.46602in" svg:y="2.66667in" svg:width="4.4184in" svg:height="4.03299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Fifth level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92" draw:name="Text Placeholder 4" svg:x="5.07986in" svg:y="1.88368in" svg:width="4.42014in" svg:height="0.69965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</draw:text-box>
        <svg:title/>
        <svg:desc/>
      </draw:frame>
      <draw:frame draw:id="id60" presentation:style-name="a309" draw:name="Content Placeholder 5" svg:x="5.07986in" svg:y="2.66667in" svg:width="4.42014in" svg:height="4.03299in" presentation:class="object" presentation:placeholder="false">
        <draw:text-box>
          <text:list text:style-name="a295">
            <text:list-item>
              <text:p text:style-name="a294" text:class-names="" text:cond-style-name=""><text:span text:style-name="a293" text:class-names="">Click to edit Master text styles</text:span></text:p>
            </text:list-item>
          </text:list>
          <text:list text:style-name="a298">
            <text:list-item>
              <text:list text:style-name="a298">
                <text:list-item>
                  <text:p text:style-name="a297" text:class-names="" text:cond-style-name=""><text:span text:style-name="a296" text:class-names="">Second level</text:span></text:p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p text:style-name="a300" text:class-names="" text:cond-style-name=""><text:span text:style-name="a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p text:style-name="a303" text:class-names="" text:cond-style-name=""><text:span text:style-name="a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list text:style-name="a308">
                            <text:list-item>
                              <text:p text:style-name="a307" text:class-names="" text:cond-style-name=""><text:span text:style-name="a305" text:class-names="">Fifth level</text:span><text:span text:style-name="a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14" draw:name="Date Placeholder 6" svg:x="0.5in" svg:y="6.95139in" svg:width="2.3333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>31-05-2014</text:date></text:span><text:span text:style-name="a312" text:class-names=""/></text:p>
        </draw:text-box>
        <svg:title/>
        <svg:desc/>
      </draw:frame>
      <draw:frame draw:id="id62" presentation:style-name="a317" draw:name="Footer Placeholder 7" svg:x="3.41667in" svg:y="6.95139in" svg:width="3.16667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63" presentation:style-name="a321" draw:name="Slide Number Placeholder 8" svg:x="7.16667in" svg:y="6.95139in" svg:width="2.3333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>‹#›</text:page-number></text:span><text:span text:style-name="a319" text:class-names=""/></text:p>
        </draw:text-box>
        <svg:title/>
        <svg:desc/>
      </draw:frame>
    </style:master-page>
    <style:master-page style:name="Master1-Layout6-titleOnly-Title-Only" style:page-layout-name="pageLayout1" draw:style-name="a323">
      <draw:custom-shape svg:x="0in" svg:y="0in" svg:width="10in" svg:height="7.5in" draw:id="id64" draw:layer="Master1-bg" draw:style-name="a326" draw:name="Rectangle 5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in" svg:y="0.11111in" svg:width="9.8in" svg:height="7.28889in" draw:id="id65" draw:layer="Master1-bg" draw:style-name="a330" draw:name="Rounded Rectangle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7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3in" svg:y="0.30421in" svg:width="9.4in" svg:height="1.45in" draw:id="id66" draw:layer="Master1-bg" draw:style-name="a333" draw:name="Rectangle 7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777in" svg:y="0.40777in" svg:width="9.16505in" svg:height="1.2233in" draw:id="id67" draw:layer="Master1-bg" draw:style-name="a336" draw:name="Rectangle 8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40" draw:name="Title 1" svg:x="0.46602in" svg:y="0.4466in" svg:width="9.03398in" svg:height="1.13673in" presentation:class="title" presentation:placeholder="false">
        <draw:text-box>
          <text:p text:style-name="a339" text:class-names="" text:cond-style-name=""><text:span text:style-name="a337" text:class-names="">Click to edit Master title style</text:span><text:span text:style-name="a338" text:class-names=""/></text:p>
        </draw:text-box>
        <svg:title/>
        <svg:desc/>
      </draw:frame>
      <draw:frame draw:id="id69" presentation:style-name="a345" draw:name="Date Placeholder 2" svg:x="0.5in" svg:y="6.95139in" svg:width="2.33333in" svg:height="0.39931in" presentation:class="date-time" presentation:placeholder="false">
        <draw:text-box>
          <text:p text:style-name="a344" text:class-names="" text:cond-style-name=""><text:span text:style-name="a341" text:class-names=""><text:date text:fixed="false" style:data-style-name="a342">31-05-2014</text:date></text:span><text:span text:style-name="a343" text:class-names=""/></text:p>
        </draw:text-box>
        <svg:title/>
        <svg:desc/>
      </draw:frame>
      <draw:frame draw:id="id70" presentation:style-name="a348" draw:name="Footer Placeholder 3" svg:x="3.41667in" svg:y="6.95139in" svg:width="3.16667in" svg:height="0.39931in" presentation:class="footer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71" presentation:style-name="a352" draw:name="Slide Number Placeholder 4" svg:x="7.16667in" svg:y="6.95139in" svg:width="2.33333in" svg:height="0.39931in" presentation:class="page-number" presentation:placeholder="false">
        <draw:text-box>
          <text:p text:style-name="a351" text:class-names="" text:cond-style-name=""><text:span text:style-name="a349" text:class-names=""><text:page-number style:num-format="1" text:fixed="false">‹#›</text:page-number></text:span><text:span text:style-name="a350" text:class-names=""/></text:p>
        </draw:text-box>
        <svg:title/>
        <svg:desc/>
      </draw:frame>
    </style:master-page>
    <style:master-page style:name="Master1-Layout7-blank-Blank" style:page-layout-name="pageLayout1" draw:style-name="a354">
      <draw:custom-shape svg:x="0in" svg:y="0in" svg:width="10in" svg:height="7.5in" draw:id="id72" draw:style-name="a357" draw:name="Rectangle 4">
        <svg:title/>
        <svg:desc/>
        <text:p text:style-name="a356" text:class-names="" text:cond-style-name=""><text:span text:style-name="a3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in" svg:y="0.11111in" svg:width="9.8in" svg:height="7.28889in" draw:id="id73" draw:style-name="a361" draw:name="Rounded Rectangle 10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7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74" presentation:style-name="a366" draw:name="Date Placeholder 1" svg:x="0.5in" svg:y="6.95139in" svg:width="2.33333in" svg:height="0.39931in" presentation:class="date-time" presentation:placeholder="false">
        <draw:text-box>
          <text:p text:style-name="a365" text:class-names="" text:cond-style-name=""><text:span text:style-name="a362" text:class-names=""><text:date text:fixed="false" style:data-style-name="a363">31-05-2014</text:date></text:span><text:span text:style-name="a364" text:class-names=""/></text:p>
        </draw:text-box>
        <svg:title/>
        <svg:desc/>
      </draw:frame>
      <draw:frame draw:id="id75" presentation:style-name="a369" draw:name="Footer Placeholder 2" svg:x="3.41667in" svg:y="6.95139in" svg:width="3.16667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76" presentation:style-name="a373" draw:name="Slide Number Placeholder 3" svg:x="7.16667in" svg:y="6.95139in" svg:width="2.33333in" svg:height="0.39931in" presentation:class="page-number" presentation:placeholder="false">
        <draw:text-box>
          <text:p text:style-name="a372" text:class-names="" text:cond-style-name=""><text:span text:style-name="a370" text:class-names=""><text:page-number style:num-format="1" text:fixed="false">‹#›</text:page-number></text:span><text:span text:style-name="a371" text:class-names=""/></text:p>
        </draw:text-box>
        <svg:title/>
        <svg:desc/>
      </draw:frame>
    </style:master-page>
    <style:master-page style:name="Master1-Layout8-objTx-Content-with-Caption" style:page-layout-name="pageLayout1" draw:style-name="a375">
      <draw:custom-shape svg:x="0in" svg:y="0in" svg:width="10in" svg:height="7.5in" draw:id="id77" draw:style-name="a378" draw:name="Rectangle 10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in" svg:y="0.11111in" svg:width="9.8in" svg:height="7.28889in" draw:id="id78" draw:style-name="a382" draw:name="Rounded Rectangle 11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7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79" presentation:style-name="a399" draw:name="Content Placeholder 2" svg:x="4.25in" svg:y="0.75in" svg:width="5in" svg:height="5.75in" presentation:class="object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5" text:class-names="">Fifth level</text:span><text:span text:style-name="a3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04" draw:name="Date Placeholder 4" svg:x="0.5in" svg:y="6.95139in" svg:width="2.33333in" svg:height="0.39931in" presentation:class="date-time" presentation:placeholder="false">
        <draw:text-box>
          <text:p text:style-name="a403" text:class-names="" text:cond-style-name=""><text:span text:style-name="a400" text:class-names=""><text:date text:fixed="false" style:data-style-name="a401">31-05-2014</text:date></text:span><text:span text:style-name="a402" text:class-names=""/></text:p>
        </draw:text-box>
        <svg:title/>
        <svg:desc/>
      </draw:frame>
      <draw:frame draw:id="id81" presentation:style-name="a407" draw:name="Footer Placeholder 5" svg:x="3.41667in" svg:y="6.95139in" svg:width="3.1666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82" presentation:style-name="a411" draw:name="Slide Number Placeholder 6" svg:x="7.16667in" svg:y="6.95139in" svg:width="2.33333in" svg:height="0.39931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>‹#›</text:page-number></text:span><text:span text:style-name="a409" text:class-names=""/></text:p>
        </draw:text-box>
        <svg:title/>
        <svg:desc/>
      </draw:frame>
      <draw:custom-shape svg:x="0.61246in" svg:y="1.64667in" svg:width="2.97087in" svg:height="3.85333in" draw:id="id83" draw:style-name="a414" draw:name="Rectangle 7">
        <svg:title/>
        <svg:desc/>
        <text:p text:style-name="a413" text:class-names="" text:cond-style-name=""><text:span text:style-name="a4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4004in" svg:y="1.79623in" svg:width="2.71572in" svg:height="3.5371in" draw:id="id84" draw:style-name="a417" draw:name="Rectangle 9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21" draw:name="Text Placeholder 3" svg:x="0.84099in" svg:y="3.25in" svg:width="2.51382in" svg:height="1.91667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86" presentation:style-name="a425" draw:name="Title 1" svg:x="0.84099in" svg:y="1.89667in" svg:width="2.51382in" svg:height="1.30317in" presentation:class="title" presentation:placeholder="false">
        <draw:text-box>
          <text:p text:style-name="a424" text:class-names="" text:cond-style-name=""><text:span text:style-name="a422" text:class-names="">Click to edit Master title style</text:span><text:span text:style-name="a423" text:class-names=""/></text:p>
        </draw:text-box>
        <svg:title/>
        <svg:desc/>
      </draw:frame>
    </style:master-page>
    <style:master-page style:name="Master1-Layout9-picTx-Picture-with-Caption" style:page-layout-name="pageLayout1" draw:style-name="a427">
      <draw:custom-shape svg:x="0in" svg:y="0in" svg:width="10in" svg:height="7.5in" draw:id="id87" draw:style-name="a430" draw:name="Rectangle 7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in" svg:y="0.11111in" svg:width="9.8in" svg:height="7.28889in" draw:id="id88" draw:style-name="a434" draw:name="Rounded Rectangle 8">
        <svg:title/>
        <svg:desc/>
        <text:p text:style-name="a432" text:class-names="" text:cond-style-name=""><text:span text:style-name="a431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7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frame draw:id="id89" presentation:style-name="a438" draw:name="Picture Placeholder 2" svg:x="0.75in" svg:y="0.67961in" svg:width="8.5in" svg:height="4.73706in" presentation:class="graphic" presentation:placeholder="false">
        <draw:text-box>
          <text:p text:style-name="a437" text:class-names="" text:cond-style-name=""><text:span text:style-name="a435" text:class-names="">Click icon to add picture</text:span><text:span text:style-name="a436" text:class-names=""/></text:p>
        </draw:text-box>
        <svg:title/>
        <svg:desc/>
      </draw:frame>
      <draw:frame draw:id="id90" presentation:style-name="a443" draw:name="Date Placeholder 4" svg:x="0.5in" svg:y="6.95139in" svg:width="2.33333in" svg:height="0.39931in" presentation:class="date-time" presentation:placeholder="false">
        <draw:text-box>
          <text:p text:style-name="a442" text:class-names="" text:cond-style-name=""><text:span text:style-name="a439" text:class-names=""><text:date text:fixed="false" style:data-style-name="a440">31-05-2014</text:date></text:span><text:span text:style-name="a441" text:class-names=""/></text:p>
        </draw:text-box>
        <svg:title/>
        <svg:desc/>
      </draw:frame>
      <draw:frame draw:id="id91" presentation:style-name="a447" draw:name="Slide Number Placeholder 6" svg:x="7.16667in" svg:y="6.95139in" svg:width="2.33333in" svg:height="0.39931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>‹#›</text:page-number></text:span><text:span text:style-name="a445" text:class-names=""/></text:p>
        </draw:text-box>
        <svg:title/>
        <svg:desc/>
      </draw:frame>
      <draw:custom-shape svg:x="0.75in" svg:y="5.41667in" svg:width="8.5in" svg:height="1.5in" draw:id="id92" draw:style-name="a450" draw:name="Rectangle 9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333in" svg:y="5.5in" svg:width="8.3123in" svg:height="1.31553in" draw:id="id93" draw:style-name="a453" draw:name="Rectangle 11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456" draw:name="Footer Placeholder 5" svg:x="3.41667in" svg:y="6.95139in" svg:width="3.16667in" svg:height="0.39931in" presentation:class="footer" presentation:placeholder="false">
        <draw:text-box>
          <text:p text:style-name="a455" text:class-names="" text:cond-style-name=""><text:span text:style-name="a454" text:class-names=""/></text:p>
        </draw:text-box>
        <svg:title/>
        <svg:desc/>
      </draw:frame>
      <draw:custom-shape svg:x="1in" svg:y="6.16667in" svg:width="8.01456in" svg:height="0.49398in" draw:id="id95" draw:style-name="a459" draw:name="Rectangle 12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228in" svg:y="5.55in" svg:width="8.69in" svg:height="1.2in" draw:id="id96" draw:style-name="a462" draw:name="Rectangle 10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7" presentation:style-name="a466" draw:name="Text Placeholder 3" svg:x="1.04581in" svg:y="6.18608in" svg:width="7.92294in" svg:height="0.43932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</draw:text-box>
        <svg:title/>
        <svg:desc/>
      </draw:frame>
      <draw:frame draw:id="id98" presentation:style-name="a470" draw:name="Title 1" svg:x="1in" svg:y="5.58333in" svg:width="8.01456in" svg:height="0.57201in" presentation:class="title" presentation:placeholder="false">
        <draw:text-box>
          <text:p text:style-name="a469" text:class-names="" text:cond-style-name=""><text:span text:style-name="a467" text:class-names="">Click to edit Master title style</text:span><text:span text:style-name="a468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472">
      <draw:custom-shape svg:x="0in" svg:y="0in" svg:width="10in" svg:height="7.5in" draw:id="id99" draw:layer="Master1-bg" draw:style-name="a475" draw:name="Rectangle 6">
        <svg:title/>
        <svg:desc/>
        <text:p text:style-name="a474" text:class-names="" text:cond-style-name=""><text:span text:style-name="a4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in" svg:y="0.11111in" svg:width="9.8in" svg:height="7.28889in" draw:id="id100" draw:layer="Master1-bg" draw:style-name="a479" draw:name="Rounded Rectangle 7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75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position="$0 top" draw:handle-range-x-minimum="0" draw:handle-range-x-maximum="10800"/>
        </draw:enhanced-geometry>
      </draw:custom-shape>
      <draw:custom-shape svg:x="0.3in" svg:y="0.30421in" svg:width="9.4in" svg:height="1.45in" draw:id="id101" draw:layer="Master1-bg" draw:style-name="a482" draw:name="Rectangle 8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0777in" svg:y="0.40777in" svg:width="9.16505in" svg:height="1.2233in" draw:id="id102" draw:layer="Master1-bg" draw:style-name="a485" draw:name="Rectangle 9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3" presentation:style-name="a489" draw:name="Title 1" svg:x="0.46602in" svg:y="0.4466in" svg:width="9.03398in" svg:height="1.13673in" presentation:class="title" presentation:placeholder="false">
        <draw:text-box>
          <text:p text:style-name="a488" text:class-names="" text:cond-style-name=""><text:span text:style-name="a486" text:class-names="">Click to edit Master title style</text:span><text:span text:style-name="a487" text:class-names=""/></text:p>
        </draw:text-box>
        <svg:title/>
        <svg:desc/>
      </draw:frame>
      <draw:frame draw:id="id104" presentation:style-name="a506" draw:name="Vertical Text Placeholder 2" svg:x="0.5in" svg:y="1.91667in" svg:width="9in" svg:height="4.78299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ck to edit Master text styles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cond level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hird level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Fifth level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511" draw:name="Date Placeholder 3" svg:x="0.5in" svg:y="6.95139in" svg:width="2.33333in" svg:height="0.39931in" presentation:class="date-time" presentation:placeholder="false">
        <draw:text-box>
          <text:p text:style-name="a510" text:class-names="" text:cond-style-name=""><text:span text:style-name="a507" text:class-names=""><text:date text:fixed="false" style:data-style-name="a508">31-05-2014</text:date></text:span><text:span text:style-name="a509" text:class-names=""/></text:p>
        </draw:text-box>
        <svg:title/>
        <svg:desc/>
      </draw:frame>
      <draw:frame draw:id="id106" presentation:style-name="a514" draw:name="Footer Placeholder 4" svg:x="3.41667in" svg:y="6.95139in" svg:width="3.16667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107" presentation:style-name="a518" draw:name="Slide Number Placeholder 5" svg:x="7.16667in" svg:y="6.95139in" svg:width="2.33333in" svg:height="0.39931in" presentation:class="page-number" presentation:placeholder="false">
        <draw:text-box>
          <text:p text:style-name="a517" text:class-names="" text:cond-style-name=""><text:span text:style-name="a515" text:class-names=""><text:page-number style:num-format="1" text:fixed="false">‹#›</text:page-number></text:span><text:span text:style-name="a51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520">
      <draw:custom-shape svg:x="7.50405in" svg:y="0.25in" svg:width="2.03333in" svg:height="6.69579in" draw:id="id108" draw:style-name="a523" draw:name="Rectangle 6">
        <svg:title/>
        <svg:desc/>
        <text:p text:style-name="a522" text:class-names="" text:cond-style-name=""><text:span text:style-name="a5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7.60633in" svg:y="0.38431in" svg:width="1.82878in" svg:height="6.42718in" draw:id="id109" draw:style-name="a526" draw:name="Rectangl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530" draw:name="Vertical Title 1" svg:x="7.70842in" svg:y="0.43244in" svg:width="1.6246in" svg:height="6.33091in" presentation:class="title" presentation:placeholder="false">
        <draw:text-box>
          <text:p text:style-name="a529" text:class-names="" text:cond-style-name=""><text:span text:style-name="a527" text:class-names="">Click to edit Master title style</text:span><text:span text:style-name="a528" text:class-names=""/></text:p>
        </draw:text-box>
        <svg:title/>
        <svg:desc/>
      </draw:frame>
      <draw:frame draw:id="id111" presentation:style-name="a547" draw:name="Vertical Text Placeholder 2" svg:x="0.5in" svg:y="0.41667in" svg:width="6.75in" svg:height="6.3333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cond le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hird le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Fifth le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52" draw:name="Date Placeholder 3" svg:x="0.5in" svg:y="6.95139in" svg:width="2.33333in" svg:height="0.39931in" presentation:class="date-time" presentation:placeholder="false">
        <draw:text-box>
          <text:p text:style-name="a551" text:class-names="" text:cond-style-name=""><text:span text:style-name="a548" text:class-names=""><text:date text:fixed="false" style:data-style-name="a549">31-05-2014</text:date></text:span><text:span text:style-name="a550" text:class-names=""/></text:p>
        </draw:text-box>
        <svg:title/>
        <svg:desc/>
      </draw:frame>
      <draw:frame draw:id="id113" presentation:style-name="a555" draw:name="Footer Placeholder 4" svg:x="3.41667in" svg:y="6.95139in" svg:width="3.16667in" svg:height="0.3993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14" presentation:style-name="a559" draw:name="Slide Number Placeholder 5" svg:x="7.16667in" svg:y="6.95139in" svg:width="2.33333in" svg:height="0.39931in" presentation:class="page-number" presentation:placeholder="false">
        <draw:text-box>
          <text:p text:style-name="a558" text:class-names="" text:cond-style-name=""><text:span text:style-name="a556" text:class-names=""><text:page-number style:num-format="1" text:fixed="false">‹#›</text:page-number></text:span><text:span text:style-name="a55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Comparison of php frameworks  and  why do we go for yii framework</dc:title>
    <meta:initial-creator>hp</meta:initial-creator>
    <dc:creator>hp</dc:creator>
    <meta:creation-date>2014-05-16T18:42:02Z</meta:creation-date>
    <dc:date>2014-06-07T15:41:14Z</dc:date>
    <meta:template xlink:href="Apothecary" xlink:type="simple"/>
    <meta:editing-cycles>302</meta:editing-cycles>
    <meta:editing-duration>PT53952S</meta:editing-duration>
    <meta:document-statistic meta:paragraph-count="126" meta:word-count="571"/>
  </office:meta>
</office:document-meta>
</file>